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Medium" svg:font-family="SFMono-Medium, 'SF Mono', 'Segoe UI Mono', 'Roboto Mono', 'Ubuntu Mono', Menlo, monospace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81cm"/>
      <style:text-properties fo:color="#000000" style:font-name="SFMono-Medium" fo:font-size="7.80000019073486pt" fo:font-weight="normal" fo:background-color="#fffffe"/>
    </style:style>
    <style:style style:name="P2" style:family="paragraph" style:parent-style-name="Standard">
      <style:paragraph-properties style:line-height-at-least="0.381cm"/>
      <style:text-properties fo:color="#a0a0a0" style:font-name="SFMono-Medium" fo:font-size="7.80000019073486pt" fo:font-style="italic" fo:font-weight="normal" fo:background-color="#fffffe"/>
    </style:style>
    <style:style style:name="P3" style:family="paragraph" style:parent-style-name="Standard">
      <style:paragraph-properties style:line-height-at-least="0.381cm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72b4d" style:font-name="apple-system" fo:font-size="8.39999961853027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FMono-Medium" fo:font-size="7.80000019073486pt" fo:letter-spacing="normal" fo:font-style="normal" fo:font-weight="normal" fo:background-color="#fffffe"/>
    </style:style>
    <style:style style:name="P6" style:family="paragraph" style:parent-style-name="Standard">
      <style:paragraph-properties fo:margin-top="0cm" fo:margin-bottom="0.499cm" loext:contextual-spacing="false" style:line-height-at-least="0.381cm"/>
    </style:style>
    <style:style style:name="T1" style:family="text">
      <style:text-properties fo:color="#091e42" fo:font-weight="bold"/>
    </style:style>
    <style:style style:name="T2" style:family="text">
      <style:text-properties fo:color="#0059df"/>
    </style:style>
    <style:style style:name="T3" style:family="text">
      <style:text-properties fo:color="#bf2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FROM</text:span> 190020191201.dkr.ecr.ap-southeast-1.amazonaws.com/java8:nginx</text:p>
      <text:p text:style-name="P3"/>
      <text:p text:style-name="P1"><text:span text:style-name="T1">ARG</text:span> PROFILE</text:p>
      <text:p text:style-name="P6"/>
      <text:p text:style-name="P1"><text:span text:style-name="T1">ENV</text:span> <text:span text:style-name="T2">SERVICE_NAME</text:span>=<text:span text:style-name="T3">"gm-integrator-adaptor"</text:span></text:p>
      <text:p text:style-name="P1"><text:span text:style-name="T1">ENV</text:span> <text:span text:style-name="T2">SERVICE_TAGS</text:span>=<text:span text:style-name="T3">"gm-integrator-adaptor"</text:span></text:p>
      <text:p text:style-name="P1"><text:span text:style-name="T1">ENV</text:span> <text:span text:style-name="T2">PROFILE</text:span> PROD</text:p>
      <text:p text:style-name="P1"><text:span text:style-name="T1">ENV</text:span> <text:span text:style-name="T2">SERVICE_80_CHECK_TCP</text:span>=true</text:p>
      <text:p text:style-name="P1"><text:span text:style-name="T1">ENV</text:span> <text:span text:style-name="T2">SERVICE_80_CHECK_INTERVAL</text:span>=15s</text:p>
      <text:p text:style-name="P1"><text:span text:style-name="T1">ENV</text:span> <text:span text:style-name="T2">SERVICE_80_CHECK_TIMEOUT</text:span>=3s</text:p>
      <text:p text:style-name="P3"/>
      <text:p text:style-name="P2">#EXPOSE 9013</text:p>
      <text:p text:style-name="P3"/>
      <text:p text:style-name="P1"><text:span text:style-name="T1">RUN</text:span> rm -rf /etc/nginx/sites-enabled/default</text:p>
      <text:p text:style-name="P1"><text:span text:style-name="T1">COPY</text:span> vhost.conf /etc/nginx/sites-available/vhost.conf</text:p>
      <text:p text:style-name="P1"><text:span text:style-name="T1">COPY</text:span> nginx.conf /etc/nginx/nginx.conf</text:p>
      <text:p text:style-name="P1"><text:span text:style-name="T1">RUN</text:span> ln -s /etc/nginx/sites-available/vhost.conf /etc/nginx/sites-enabled/vhost.conf</text:p>
      <text:p text:style-name="P3"/>
      <text:p text:style-name="P1"><text:span text:style-name="T1">ADD</text:span> newrelic.yml newrelic/newrelic.yml</text:p>
      <text:p text:style-name="P1"><text:span text:style-name="T1">ADD</text:span> target/gm-integrator-adaptor.jar gm-integrator-adaptor.jar</text:p>
      <text:p text:style-name="P1"><text:span text:style-name="T1">ADD</text:span> gdm-settings/gm-integrator-adaptor settings/gm-integrator-adaptor</text:p>
      <text:p text:style-name="P3"/>
      <text:p text:style-name="P1"><text:span text:style-name="T1">COPY</text:span> ./start.sh /start.sh</text:p>
      <text:p text:style-name="P1"><text:span text:style-name="T1">RUN</text:span> chmod 755 /start.sh</text:p>
      <text:p text:style-name="P1"><text:span text:style-name="T1">CMD</text:span> [<text:span text:style-name="T3">"/start.sh"</text:span>]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Medium" svg:font-family="SFMono-Medium, 'SF Mono', 'Segoe UI Mono', 'Roboto Mono', 'Ubuntu Mono', Menlo, monospace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2:09:35.758336291</meta:creation-date>
    <dc:date>2021-02-12T12:10:26.937292454</dc:date>
    <meta:editing-duration>PT52S</meta:editing-duration>
    <meta:editing-cycles>1</meta:editing-cycles>
    <meta:document-statistic meta:table-count="0" meta:image-count="0" meta:object-count="0" meta:page-count="1" meta:paragraph-count="19" meta:word-count="52" meta:character-count="728" meta:non-whitespace-character-count="695"/>
    <meta:generator>LibreOffice/6.0.7.3$Linux_X86_64 LibreOffice_project/00m0$Build-3</meta:generator>
  </office:meta>
</office:document-meta>
</file>